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CE6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AEEF3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DAEEF3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5.662083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175cm" style:use-optimal-column-width="true"/>
    </style:style>
    <style:style style:name="co8" style:family="table-column">
      <style:table-column-properties fo:break-before="auto" style:column-width="3.67770833333333cm" style:use-optimal-column-width="true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2" table:style-name="ce15">
            <text:p>103學年度學術研究計畫成效表，依院系所別分</text:p>
          </table:table-cell>
          <table:covered-table-cell table:number-columns-repeated="12"/>
          <table:table-cell table:number-columns-repeated="16371"/>
        </table:table-row>
        <table:table-row table:style-name="ro1">
          <table:covered-table-cell/>
          <table:covered-table-cell table:number-columns-repeated="12"/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">
            <text:p>單位名稱</text:p>
          </table:table-cell>
          <table:table-cell office:value-type="string" table:style-name="ce9">
            <text:p>教授</text:p>
          </table:table-cell>
          <table:table-cell office:value-type="string" table:style-name="ce9">
            <text:p>副教授</text:p>
          </table:table-cell>
          <table:table-cell office:value-type="string" table:style-name="ce9">
            <text:p>助理教授</text:p>
          </table:table-cell>
          <table:table-cell office:value-type="string" table:style-name="ce9">
            <text:p>助理教授級專案教學人員</text:p>
          </table:table-cell>
          <table:table-cell office:value-type="string" table:style-name="ce9">
            <text:p>研究員</text:p>
          </table:table-cell>
          <table:table-cell office:value-type="string" table:style-name="ce9">
            <text:p>約聘研究員</text:p>
          </table:table-cell>
          <table:table-cell office:value-type="string" table:style-name="ce9">
            <text:p>約聘副研究員</text:p>
          </table:table-cell>
          <table:table-cell office:value-type="string" table:style-name="ce9">
            <text:p>助理研究員</text:p>
          </table:table-cell>
          <table:table-cell office:value-type="string" table:style-name="ce9">
            <text:p>約聘助理研究員</text:p>
          </table:table-cell>
          <table:table-cell office:value-type="string" table:style-name="ce9">
            <text:p>退休</text:p>
          </table:table-cell>
          <table:table-cell office:value-type="string" table:style-name="ce9">
            <text:p>新進</text:p>
          </table:table-cell>
          <table:table-cell office:value-type="string" table:style-name="ce10">
            <text:p>總計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人文社會學院</text:p>
          </table:table-cell>
          <table:table-cell office:value-type="float" office:value="32" table:style-name="ce14">
            <text:p>32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table:number-columns-repeated="8" table:style-name="ce14"/>
          <table:table-cell office:value-type="float" office:value="52" table:style-name="ce14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外國語文學系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8" table:style-name="ce7"/>
          <table:table-cell office:value-type="float" office:value="8" table:style-name="ce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社會與文化研究所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9" table:style-name="ce3"/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建築研究所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英語教學研究所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教育研究所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8" table:style-name="ce3"/>
          <table:table-cell office:value-type="float" office:value="21" table:style-name="ce3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傳播研究所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藝術研究所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工學院</text:p>
          </table:table-cell>
          <table:table-cell office:value-type="float" office:value="102" table:style-name="ce12">
            <text:p>102</text:p>
          </table:table-cell>
          <table:table-cell office:value-type="float" office:value="12" table:style-name="ce12">
            <text:p>12</text:p>
          </table:table-cell>
          <table:table-cell office:value-type="float" office:value="20" table:style-name="ce12">
            <text:p>20</text:p>
          </table:table-cell>
          <table:table-cell table:number-columns-repeated="8" table:style-name="ce12"/>
          <table:table-cell office:value-type="float" office:value="134" table:style-name="ce12">
            <text:p>134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土木工程學系</text:p>
          </table:table-cell>
          <table:table-cell office:value-type="float" office:value="24" table:style-name="ce7">
            <text:p>2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8" table:style-name="ce7"/>
          <table:table-cell office:value-type="float" office:value="30" table:style-name="ce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材料科學與工程學系</text:p>
          </table:table-cell>
          <table:table-cell office:value-type="float" office:value="36" table:style-name="ce3">
            <text:p>3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8" table:style-name="ce3"/>
          <table:table-cell office:value-type="float" office:value="50" table:style-name="ce3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機械工程學系</text:p>
          </table:table-cell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8" table:style-name="ce3"/>
          <table:table-cell office:value-type="float" office:value="37" table:style-name="ce3">
            <text:p>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環境工程研究所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7" table:style-name="ce3">
            <text:p>17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生物科技學院</text:p>
          </table:table-cell>
          <table:table-cell office:value-type="float" office:value="40" table:style-name="ce12">
            <text:p>40</text:p>
          </table:table-cell>
          <table:table-cell office:value-type="float" office:value="4" table:style-name="ce12">
            <text:p>4</text:p>
          </table:table-cell>
          <table:table-cell office:value-type="float" office:value="15" table:style-name="ce12">
            <text:p>15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60" table:style-name="ce12">
            <text:p>60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生物科技學系</text:p>
          </table:table-cell>
          <table:table-cell office:value-type="float" office:value="39" table:style-name="ce7">
            <text:p>39</text:p>
          </table:table-cell>
          <table:table-cell office:value-type="float" office:value="4" table:style-name="ce7">
            <text:p>4</text:p>
          </table:table-cell>
          <table:table-cell office:value-type="float" office:value="15" table:style-name="ce7">
            <text:p>15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59" table:style-name="ce7">
            <text:p>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生物資訊及系統生物研究所</text:p>
          </table:table-cell>
          <table:table-cell office:value-type="float" office:value="1" table:style-name="ce3">
            <text:p>1</text:p>
          </table:table-cell>
          <table:table-cell table:number-columns-repeated="10" table:style-name="ce3"/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光電學院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5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6" table:style-name="ce12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光電系統研究所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照明與能源光電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影像與生醫光電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9" table:style-name="ce3">
            <text:p>9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客家文化學院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8" table:style-name="ce12"/>
          <table:table-cell office:value-type="float" office:value="17" table:style-name="ce12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人文社會學系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8" table:style-name="ce7"/>
          <table:table-cell office:value-type="float" office:value="8" table:style-name="ce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傳播與科技學系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科技法律學院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8" table:style-name="ce12"/>
          <table:table-cell office:value-type="float" office:value="11" table:style-name="ce12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科技法律研究所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8" table:style-name="ce7"/>
          <table:table-cell office:value-type="float" office:value="9" table:style-name="ce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科技管理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理學院</text:p>
          </table:table-cell>
          <table:table-cell office:value-type="float" office:value="124" table:style-name="ce12">
            <text:p>124</text:p>
          </table:table-cell>
          <table:table-cell office:value-type="float" office:value="25" table:style-name="ce12">
            <text:p>25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office:value-type="float" office:value="182" table:style-name="ce12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物理研究所</text:p>
          </table:table-cell>
          <table:table-cell office:value-type="float" office:value="15" table:style-name="ce7">
            <text:p>1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20" table:style-name="ce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統計學研究所</text:p>
          </table:table-cell>
          <table:table-cell office:value-type="float" office:value="9" table:style-name="ce3">
            <text:p>9</text:p>
          </table:table-cell>
          <table:table-cell table:number-columns-repeated="10" table:style-name="ce3"/>
          <table:table-cell office:value-type="float" office:value="9" table:style-name="ce3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物理學系</text:p>
          </table:table-cell>
          <table:table-cell office:value-type="float" office:value="38" table:style-name="ce3">
            <text:p>38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table:number-columns-repeated="8" table:style-name="ce3"/>
          <table:table-cell office:value-type="float" office:value="54" table:style-name="ce3">
            <text:p>5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化學系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67" table:style-name="ce3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應用數學系</text:p>
          </table:table-cell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7" table:style-name="ce3"/>
          <table:table-cell office:value-type="float" office:value="32" table:style-name="ce3">
            <text:p>32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資訊學院</text:p>
          </table:table-cell>
          <table:table-cell office:value-type="float" office:value="59" table:style-name="ce12">
            <text:p>59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table:number-columns-repeated="5" table:style-name="ce12"/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95" table:style-name="ce12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資訊工程學系</text:p>
          </table:table-cell>
          <table:table-cell office:value-type="float" office:value="59" table:style-name="ce7">
            <text:p>59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95" table:style-name="ce7">
            <text:p>95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電機學院</text:p>
          </table:table-cell>
          <table:table-cell office:value-type="float" office:value="166" table:style-name="ce12">
            <text:p>166</text:p>
          </table:table-cell>
          <table:table-cell office:value-type="float" office:value="49" table:style-name="ce12">
            <text:p>49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242" table:style-name="ce12">
            <text:p>242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生醫工程研究所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7" table:style-name="ce7"/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光電工程學系</text:p>
          </table:table-cell>
          <table:table-cell office:value-type="float" office:value="28" table:style-name="ce3">
            <text:p>28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6" table:style-name="ce3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工程學系</text:p>
          </table:table-cell>
          <table:table-cell office:value-type="float" office:value="68" table:style-name="ce3">
            <text:p>68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92" table:style-name="ce3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機工程學系</text:p>
          </table:table-cell>
          <table:table-cell office:value-type="float" office:value="70" table:style-name="ce3">
            <text:p>70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table:number-columns-repeated="8" table:style-name="ce3"/>
          <table:table-cell office:value-type="float" office:value="102" table:style-name="ce3">
            <text:p>102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管理學院</text:p>
          </table:table-cell>
          <table:table-cell office:value-type="float" office:value="44" table:style-name="ce12">
            <text:p>44</text:p>
          </table:table-cell>
          <table:table-cell office:value-type="float" office:value="12" table:style-name="ce12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8" table:style-name="ce12"/>
          <table:table-cell office:value-type="float" office:value="61" table:style-name="ce12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工業工程與管理學系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8" table:style-name="ce7"/>
          <table:table-cell office:value-type="float" office:value="8" table:style-name="ce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經營管理研究所</text:p>
          </table:table-cell>
          <table:table-cell office:value-type="float" office:value="4" table:style-name="ce3">
            <text:p>4</text:p>
          </table:table-cell>
          <table:table-cell table:number-columns-repeated="10" table:style-name="ce3"/>
          <table:table-cell office:value-type="float" office:value="4" table:style-name="ce3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資訊管理與財務金融學系</text:p>
          </table:table-cell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8" table:style-name="ce3"/>
          <table:table-cell office:value-type="float" office:value="24" table:style-name="ce3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運輸與物流管理學系</text:p>
          </table:table-cell>
          <table:table-cell office:value-type="float" office:value="13" table:style-name="ce3">
            <text:p>1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管理科學系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行政單位及各類中心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5" table:style-name="ce12"/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float" office:value="6" table:style-name="ce12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防災與水環境研究中心</text:p>
          </table:table-cell>
          <table:table-cell table:number-columns-repeated="8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通識教育中心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資訊技術服務中心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電子與資訊研究中心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總計</text:p>
          </table:table-cell>
          <table:table-cell office:value-type="float" office:value="576" table:style-name="ce5">
            <text:p>576</text:p>
          </table:table-cell>
          <table:table-cell office:value-type="float" office:value="143" table:style-name="ce5">
            <text:p>143</text:p>
          </table:table-cell>
          <table:table-cell office:value-type="float" office:value="126" table:style-name="ce5">
            <text:p>126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876" table:style-name="ce5">
            <text:p>876</text:p>
          </table:table-cell>
          <table:table-cell table:number-columns-repeated="1637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9T07:47:19Z</meta:creation-date>
    <dc:date>2016-08-24T13:30:41Z</dc:date>
    <meta:print-date>2016-08-24T13:30:31Z</meta:print-date>
  </office:meta>
</office:document-meta>
</file>